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If-1000" table:style-name="ta1">
        <table:shapes>
          <draw:frame draw:z-index="0" draw:style-name="gr1" draw:text-style-name="P1" svg:width="8.7528in" svg:height="5.1346in" svg:x="0.4657in" svg:y="0.0417in">
            <draw:object draw:notify-on-update-of-ranges="'rawIf-1000'.A1:'rawIf-1000'.A1 'rawIf-1000'.A2:'rawIf-1000'.A103 'rawIf-1000'.B1:'rawIf-1000'.B1 'rawIf-1000'.B2:'rawIf-10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315132" calcext:value-type="float">
            <text:p>1648427315132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316136" calcext:value-type="float">
            <text:p>1648427316136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16148" calcext:value-type="float">
            <text:p>1648427316148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17136" calcext:value-type="float">
            <text:p>1648427317136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17146" calcext:value-type="float">
            <text:p>164842731714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18142" calcext:value-type="float">
            <text:p>164842731814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18144" calcext:value-type="float">
            <text:p>164842731814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19138" calcext:value-type="float">
            <text:p>1648427319138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19141" calcext:value-type="float">
            <text:p>164842731914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20139" calcext:value-type="float">
            <text:p>164842732013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20142" calcext:value-type="float">
            <text:p>164842732014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21140" calcext:value-type="float">
            <text:p>1648427321140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21143" calcext:value-type="float">
            <text:p>1648427321143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22141" calcext:value-type="float">
            <text:p>164842732214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22144" calcext:value-type="float">
            <text:p>164842732214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23143" calcext:value-type="float">
            <text:p>164842732314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323145" calcext:value-type="float">
            <text:p>164842732314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4143" calcext:value-type="float">
            <text:p>164842732414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4146" calcext:value-type="float">
            <text:p>164842732414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5144" calcext:value-type="float">
            <text:p>164842732514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5147" calcext:value-type="float">
            <text:p>164842732514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6144" calcext:value-type="float">
            <text:p>164842732614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6145" calcext:value-type="float">
            <text:p>164842732614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7145" calcext:value-type="float">
            <text:p>164842732714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7148" calcext:value-type="float">
            <text:p>164842732714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8147" calcext:value-type="float">
            <text:p>16484273281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8149" calcext:value-type="float">
            <text:p>164842732814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9148" calcext:value-type="float">
            <text:p>164842732914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29150" calcext:value-type="float">
            <text:p>164842732915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0148" calcext:value-type="float">
            <text:p>164842733014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0149" calcext:value-type="float">
            <text:p>164842733014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1149" calcext:value-type="float">
            <text:p>164842733114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1154" calcext:value-type="float">
            <text:p>164842733115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2150" calcext:value-type="float">
            <text:p>164842733215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2152" calcext:value-type="float">
            <text:p>164842733215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3151" calcext:value-type="float">
            <text:p>164842733315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3153" calcext:value-type="float">
            <text:p>164842733315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4152" calcext:value-type="float">
            <text:p>164842733415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4154" calcext:value-type="float">
            <text:p>164842733415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5152" calcext:value-type="float">
            <text:p>164842733515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5154" calcext:value-type="float">
            <text:p>164842733515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6152" calcext:value-type="float">
            <text:p>164842733615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6155" calcext:value-type="float">
            <text:p>164842733615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7152" calcext:value-type="float">
            <text:p>164842733715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7155" calcext:value-type="float">
            <text:p>164842733715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8152" calcext:value-type="float">
            <text:p>164842733815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8155" calcext:value-type="float">
            <text:p>164842733815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9154" calcext:value-type="float">
            <text:p>164842733915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39157" calcext:value-type="float">
            <text:p>164842733915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0156" calcext:value-type="float">
            <text:p>164842734015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0157" calcext:value-type="float">
            <text:p>164842734015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1157" calcext:value-type="float">
            <text:p>164842734115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1160" calcext:value-type="float">
            <text:p>164842734116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2158" calcext:value-type="float">
            <text:p>164842734215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2161" calcext:value-type="float">
            <text:p>164842734216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3159" calcext:value-type="float">
            <text:p>164842734315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3160" calcext:value-type="float">
            <text:p>164842734316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4160" calcext:value-type="float">
            <text:p>164842734416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4161" calcext:value-type="float">
            <text:p>164842734416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5161" calcext:value-type="float">
            <text:p>164842734516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5162" calcext:value-type="float">
            <text:p>164842734516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6162" calcext:value-type="float">
            <text:p>164842734616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6165" calcext:value-type="float">
            <text:p>164842734616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7163" calcext:value-type="float">
            <text:p>164842734716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7165" calcext:value-type="float">
            <text:p>164842734716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8164" calcext:value-type="float">
            <text:p>164842734816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8167" calcext:value-type="float">
            <text:p>164842734816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9164" calcext:value-type="float">
            <text:p>164842734916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49167" calcext:value-type="float">
            <text:p>164842734916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0166" calcext:value-type="float">
            <text:p>164842735016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0169" calcext:value-type="float">
            <text:p>164842735016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1168" calcext:value-type="float">
            <text:p>164842735116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1171" calcext:value-type="float">
            <text:p>164842735117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2170" calcext:value-type="float">
            <text:p>164842735217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2173" calcext:value-type="float">
            <text:p>164842735217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3172" calcext:value-type="float">
            <text:p>164842735317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3174" calcext:value-type="float">
            <text:p>164842735317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4172" calcext:value-type="float">
            <text:p>164842735417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4175" calcext:value-type="float">
            <text:p>164842735417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5172" calcext:value-type="float">
            <text:p>164842735517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5175" calcext:value-type="float">
            <text:p>164842735517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6174" calcext:value-type="float">
            <text:p>164842735617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6177" calcext:value-type="float">
            <text:p>164842735617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7176" calcext:value-type="float">
            <text:p>164842735717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7179" calcext:value-type="float">
            <text:p>164842735717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8176" calcext:value-type="float">
            <text:p>164842735817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8177" calcext:value-type="float">
            <text:p>164842735817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9176" calcext:value-type="float">
            <text:p>164842735917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59179" calcext:value-type="float">
            <text:p>164842735917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0177" calcext:value-type="float">
            <text:p>164842736017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0179" calcext:value-type="float">
            <text:p>164842736017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1178" calcext:value-type="float">
            <text:p>1648427361178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1181" calcext:value-type="float">
            <text:p>164842736118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2180" calcext:value-type="float">
            <text:p>164842736218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2181" calcext:value-type="float">
            <text:p>164842736218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3180" calcext:value-type="float">
            <text:p>164842736318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3183" calcext:value-type="float">
            <text:p>164842736318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4180" calcext:value-type="float">
            <text:p>164842736418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4183" calcext:value-type="float">
            <text:p>164842736418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5180" calcext:value-type="float">
            <text:p>164842736518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5181" calcext:value-type="float">
            <text:p>164842736518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365182" calcext:value-type="float">
            <text:p>1648427365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1:30:40.551601739</dc:date>
    <meta:editing-duration>PT36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33cm" svg:height="13.043cm" xlink:href=".." xlink:type="simple" chart:class="chart:line" chart:style-name="ch1">
        <chart:legend chart:legend-position="end" svg:x="20.122cm" svg:y="5.973cm" style:legend-expansion="high" chart:style-name="ch2"/>
        <chart:plot-area chart:style-name="ch3" table:cell-range-address="'rawIf-1000'.A1:'rawIf-1000'.B103" chart:data-source-has-labels="row" svg:x="0.444cm" svg:y="0.26cm" svg:width="19.234cm" svg:height="12.523cm">
          <chartooo:coordinate-region svg:x="0.88cm" svg:y="0.381cm" svg:width="18.798cm" svg:height="11.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If-1000'.A2:'rawIf-1000'.A103" chart:label-cell-address="'rawIf-1000'.A1:'rawIf-1000'.A1" chart:class="chart:line">
            <chart:data-point chart:repeated="102"/>
          </chart:series>
          <chart:series chart:style-name="ch7" chart:values-cell-range-address="'rawIf-1000'.B2:'rawIf-1000'.B103" chart:label-cell-address="'rawIf-1000'.B1:'rawIf-10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rawIf-1000'.A1:'rawIf-1000'.A1</svg:desc>
                </draw:g>
              </table:table-cell>
              <table:table-cell office:value-type="string">
                <text:p> total</text:p>
                <draw:g>
                  <svg:desc>'rawIf-1000'.B1:'rawIf-1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">
                <text:p>2.74</text:p>
                <draw:g>
                  <svg:desc>'rawIf-1000'.A2:'rawIf-1000'.A103</svg:desc>
                </draw:g>
              </table:table-cell>
              <table:table-cell office:value-type="float" office:value="5.43">
                <text:p>5.43</text:p>
                <draw:g>
                  <svg:desc>'rawIf-1000'.B2:'rawIf-10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">
                <text:p>2.77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